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top"/>
    </style:style>
    <style:style style:name="gr5" style:family="graphic" style:parent-style-name="standard">
      <style:graphic-properties draw:stroke="none" svg:stroke-color="#000000" draw:fill="none" draw:fill-color="#ffffff" fo:min-height="0.5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Default_5f_1">
      <style:graphic-properties draw:textarea-horizontal-align="justify" draw:textarea-vertical-align="middle" draw:auto-grow-height="false" fo:min-height="1.528cm" fo:min-width="2.167cm"/>
    </style:style>
    <style:style style:name="gr10" style:family="graphic" style:parent-style-name="Object_20_without_20_fill_5f_1">
      <style:graphic-properties draw:fill="none" draw:textarea-vertical-align="middle"/>
    </style:style>
    <style:style style:name="gr11" style:family="graphic" style:parent-style-name="Object_20_without_20_fill_5f_1">
      <style:graphic-properties draw:marker-end="Arrow" draw:marker-end-width="0.3cm" draw:fill="none" draw:textarea-vertical-align="middle"/>
    </style:style>
    <style:style style:name="gr12" style:family="graphic" style:parent-style-name="Object_20_without_20_fill_5f_1">
      <style:graphic-properties draw:marker-end="Arrow" draw:marker-end-width="0.3cm" draw:fill="none" draw:textarea-vertical-align="top"/>
    </style:style>
    <style:style style:name="gr13" style:family="graphic" style:parent-style-name="Default_5f_1">
      <style:graphic-properties draw:stroke="none" svg:stroke-color="#000000" draw:fill="none" draw:fill-color="#ffffff" fo:min-height="0.598cm"/>
    </style:style>
    <style:style style:name="gr14" style:family="graphic" style:parent-style-name="Object_20_without_20_fill_5f_1">
      <style:graphic-properties draw:marker-end="Arrow" draw:marker-end-width="0.3cm" draw:fill="none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svg:stroke-color="#ed1c24" draw:fill-color="#ed1c24" draw:textarea-vertical-align="middle" draw:auto-grow-height="false" fo:min-height="0.191cm" fo:min-width="0.061cm" draw:shadow="hidden"/>
    </style:style>
    <style:style style:name="gr17" style:family="graphic" style:parent-style-name="standard">
      <style:graphic-properties draw:stroke="none" svg:stroke-color="#000000" draw:fill="none" draw:fill-color="#ffffff" fo:min-height="1.195cm"/>
    </style:style>
    <style:style style:name="gr18" style:family="graphic" style:parent-style-name="objectwithoutfill">
      <style:graphic-properties svg:stroke-color="#ed1c24" draw:fill="none" draw:textarea-vertical-align="middle"/>
    </style:style>
    <style:style style:name="gr19" style:family="graphic" style:parent-style-name="Default_5f_1_5f_1">
      <style:graphic-properties draw:textarea-horizontal-align="justify" draw:textarea-vertical-align="middle" draw:auto-grow-height="false" fo:min-height="1.528cm" fo:min-width="2.167cm"/>
    </style:style>
    <style:style style:name="gr20" style:family="graphic" style:parent-style-name="Object_20_without_20_fill_5f_1_5f_1">
      <style:graphic-properties draw:fill="none" draw:textarea-vertical-align="middle"/>
    </style:style>
    <style:style style:name="gr21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22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23" style:family="graphic" style:parent-style-name="Default_5f_1_5f_1">
      <style:graphic-properties draw:stroke="none" svg:stroke-color="#000000" draw:fill="none" draw:fill-color="#ffffff" fo:min-height="0.639cm"/>
    </style:style>
    <style:style style:name="gr24" style:family="graphic" style:parent-style-name="Default_5f_2">
      <style:graphic-properties svg:stroke-color="#ed1c24" draw:fill-color="#ed1c24" draw:textarea-vertical-align="middle" draw:auto-grow-height="false" fo:min-height="0.191cm" fo:min-width="0.061cm" draw:shadow="hidden"/>
    </style:style>
    <style:style style:name="gr25" style:family="graphic" style:parent-style-name="Default_5f_2">
      <style:graphic-properties draw:stroke="none" svg:stroke-color="#000000" draw:fill="none" draw:fill-color="#ffffff" fo:min-height="1.195cm"/>
    </style:style>
    <style:style style:name="gr26" style:family="graphic" style:parent-style-name="Object_20_without_20_fill_5f_2">
      <style:graphic-properties svg:stroke-color="#ed1c24" draw:fill="none" draw:textarea-vertical-align="middle"/>
    </style:style>
    <style:style style:name="gr27" style:family="graphic" style:parent-style-name="Default_5f_3_5f_2">
      <style:graphic-properties draw:textarea-horizontal-align="justify" draw:textarea-vertical-align="middle" draw:auto-grow-height="false" fo:min-height="1.528cm" fo:min-width="2.167cm"/>
    </style:style>
    <style:style style:name="gr28" style:family="graphic" style:parent-style-name="Object_20_without_20_fill_5f_3_5f_2">
      <style:graphic-properties draw:fill="none" draw:textarea-vertical-align="middle"/>
    </style:style>
    <style:style style:name="gr29" style:family="graphic" style:parent-style-name="Object_20_without_20_fill_5f_3_5f_2">
      <style:graphic-properties draw:marker-end="Arrow" draw:marker-end-width="0.3cm" draw:fill="none" draw:textarea-vertical-align="middle"/>
    </style:style>
    <style:style style:name="gr30" style:family="graphic" style:parent-style-name="Object_20_without_20_fill_5f_3_5f_2">
      <style:graphic-properties svg:stroke-color="#ed1c24" draw:marker-end="Arrow" draw:marker-end-width="0.3cm" draw:fill="none" draw:textarea-vertical-align="top"/>
    </style:style>
    <style:style style:name="gr31" style:family="graphic" style:parent-style-name="Default_5f_3_5f_2">
      <style:graphic-properties draw:stroke="none" svg:stroke-color="#000000" draw:fill="none" draw:fill-color="#ffffff" fo:min-height="0.598cm"/>
    </style:style>
    <style:style style:name="gr32" style:family="graphic" style:parent-style-name="Default_5f_5">
      <style:graphic-properties svg:stroke-color="#ed1c24" draw:fill-color="#ed1c24" draw:textarea-vertical-align="middle" draw:auto-grow-height="false" fo:min-height="0.191cm" fo:min-width="0.061cm" draw:shadow="hidden"/>
    </style:style>
    <style:style style:name="gr33" style:family="graphic" style:parent-style-name="Default_5f_5">
      <style:graphic-properties draw:stroke="none" svg:stroke-color="#000000" draw:fill="none" draw:fill-color="#ffffff" fo:min-height="1.195cm"/>
    </style:style>
    <style:style style:name="gr34" style:family="graphic" style:parent-style-name="Object_20_without_20_fill_5f_5">
      <style:graphic-properties svg:stroke-color="#ed1c24" draw:fill="none" draw:textarea-vertical-align="middle"/>
    </style:style>
    <style:style style:name="gr35" style:family="graphic" style:parent-style-name="Object_20_without_20_fill_5f_5">
      <style:graphic-properties draw:stroke="dash" draw:stroke-dash="Fine_20_Dashed" draw:fill="none" draw:textarea-vertical-align="middle"/>
    </style:style>
    <style:style style:name="gr36" style:family="graphic" style:parent-style-name="Object_20_without_20_fill_5f_3_5f_2">
      <style:graphic-properties draw:marker-end="Arrow" draw:marker-end-width="0.3cm" draw:fill="none" draw:textarea-vertical-align="top"/>
    </style:style>
    <style:style style:name="gr37" style:family="graphic" style:parent-style-name="Default_5f_3_5f_2">
      <style:graphic-properties draw:stroke="none" svg:stroke-color="#000000" draw:fill="none" draw:fill-color="#ffffff" fo:min-height="2.986cm"/>
    </style:style>
    <style:style style:name="gr38" style:family="graphic" style:parent-style-name="Object_20_without_20_fill_5f_5">
      <style:graphic-properties svg:stroke-color="#ed1c24" draw:marker-end="Arrow" draw:marker-end-width="0.3cm" draw:fill="none" draw:textarea-vertical-align="middle"/>
    </style:style>
    <style:style style:name="gr39" style:family="graphic" style:parent-style-name="Object_20_without_20_fill_5f_1_5f_3">
      <style:graphic-properties draw:marker-end="Arrow" draw:marker-end-width="0.3cm" draw:fill="none" draw:textarea-vertical-align="top"/>
    </style:style>
    <style:style style:name="gr40" style:family="graphic" style:parent-style-name="Default_5f_1_5f_3">
      <style:graphic-properties draw:stroke="none" svg:stroke-color="#000000" draw:fill="none" draw:fill-color="#ffffff" fo:min-height="0.598cm"/>
    </style:style>
    <style:style style:name="gr41" style:family="graphic" style:parent-style-name="Default_5f_5">
      <style:graphic-properties draw:stroke="none" svg:stroke-color="#000000" draw:fill="none" draw:fill-color="#ffffff" fo:min-height="4.195cm"/>
    </style:style>
    <style:style style:name="gr42" style:family="graphic" style:parent-style-name="Object_20_without_20_fill_5f_5">
      <style:graphic-properties svg:stroke-color="#ce181e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2.185cm"/>
    </style:style>
    <style:style style:name="gr44" style:family="graphic" style:parent-style-name="Default_5f_3">
      <style:graphic-properties draw:textarea-horizontal-align="justify" draw:textarea-vertical-align="middle" draw:auto-grow-height="false" fo:min-height="1.528cm" fo:min-width="2.167cm"/>
    </style:style>
    <style:style style:name="gr45" style:family="graphic" style:parent-style-name="Object_20_without_20_fill_5f_3">
      <style:graphic-properties draw:fill="none" draw:textarea-vertical-align="middle"/>
    </style:style>
    <style:style style:name="gr46" style:family="graphic" style:parent-style-name="Object_20_without_20_fill_5f_3">
      <style:graphic-properties draw:marker-end="Arrow" draw:marker-end-width="0.3cm" draw:fill="none" draw:textarea-vertical-align="middle"/>
    </style:style>
    <style:style style:name="gr47" style:family="graphic" style:parent-style-name="Object_20_without_20_fill_5f_3">
      <style:graphic-properties svg:stroke-color="#ed1c24" draw:marker-end="Arrow" draw:marker-end-width="0.3cm" draw:fill="none" draw:textarea-vertical-align="top"/>
    </style:style>
    <style:style style:name="gr48" style:family="graphic" style:parent-style-name="Default_5f_3">
      <style:graphic-properties draw:stroke="none" svg:stroke-color="#000000" draw:fill="none" draw:fill-color="#ffffff" fo:min-height="0.598cm"/>
    </style:style>
    <style:style style:name="gr49" style:family="graphic" style:parent-style-name="objectwithoutfill">
      <style:graphic-properties draw:stroke="dash" draw:stroke-dash="Fine_20_Dashed" draw:fill="none" draw:textarea-vertical-align="middle"/>
    </style:style>
    <style:style style:name="gr50" style:family="graphic" style:parent-style-name="Object_20_without_20_fill_5f_3">
      <style:graphic-properties draw:marker-end="Arrow" draw:marker-end-width="0.3cm" draw:fill="none" draw:textarea-vertical-align="top"/>
    </style:style>
    <style:style style:name="gr51" style:family="graphic" style:parent-style-name="Default_5f_3">
      <style:graphic-properties draw:stroke="none" svg:stroke-color="#000000" draw:fill="none" draw:fill-color="#ffffff" fo:min-height="2.986cm"/>
    </style:style>
    <style:style style:name="gr5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3" style:family="graphic" style:parent-style-name="Object_20_without_20_fill_5f_3">
      <style:graphic-properties svg:stroke-color="#ce181e" draw:marker-end="Arrow" draw:marker-end-width="0.3cm" draw:fill="none" draw:textarea-vertical-align="top"/>
    </style:style>
    <style:style style:name="gr54" style:family="graphic" style:parent-style-name="Default_5f_3">
      <style:graphic-properties draw:stroke="none" svg:stroke-color="#000000" draw:fill="none" draw:fill-color="#ffffff" fo:min-height="2.389cm"/>
    </style:style>
    <style:style style:name="gr5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4.195cm"/>
    </style:style>
    <style:style style:name="gr57" style:family="graphic" style:parent-style-name="standard">
      <style:graphic-properties draw:stroke="none" svg:stroke-color="#000000" draw:fill="none" draw:fill-color="#ffffff" fo:min-height="2.544cm"/>
    </style:style>
    <style:style style:name="gr58" style:family="graphic" style:parent-style-name="Default_5f_3_5f_1">
      <style:graphic-properties draw:textarea-horizontal-align="justify" draw:textarea-vertical-align="middle" draw:auto-grow-height="false" fo:min-height="1.528cm" fo:min-width="2.167cm"/>
    </style:style>
    <style:style style:name="gr59" style:family="graphic" style:parent-style-name="Object_20_without_20_fill_5f_3_5f_1">
      <style:graphic-properties draw:fill="none" draw:textarea-vertical-align="middle"/>
    </style:style>
    <style:style style:name="gr60" style:family="graphic" style:parent-style-name="Object_20_without_20_fill_5f_3_5f_1">
      <style:graphic-properties draw:marker-end="Arrow" draw:marker-end-width="0.3cm" draw:fill="none" draw:textarea-vertical-align="middle"/>
    </style:style>
    <style:style style:name="gr61" style:family="graphic" style:parent-style-name="Object_20_without_20_fill_5f_3_5f_1">
      <style:graphic-properties svg:stroke-color="#ed1c24" draw:marker-end="Arrow" draw:marker-end-width="0.3cm" draw:fill="none" draw:textarea-vertical-align="top"/>
    </style:style>
    <style:style style:name="gr62" style:family="graphic" style:parent-style-name="Default_5f_3_5f_1">
      <style:graphic-properties draw:stroke="none" svg:stroke-color="#000000" draw:fill="none" draw:fill-color="#ffffff" fo:min-height="0.598cm"/>
    </style:style>
    <style:style style:name="gr63" style:family="graphic" style:parent-style-name="Default_5f_4">
      <style:graphic-properties svg:stroke-color="#ed1c24" draw:fill-color="#ed1c24" draw:textarea-vertical-align="middle" draw:auto-grow-height="false" fo:min-height="0.191cm" fo:min-width="0.061cm" draw:shadow="hidden"/>
    </style:style>
    <style:style style:name="gr64" style:family="graphic" style:parent-style-name="Default_5f_4">
      <style:graphic-properties draw:stroke="none" svg:stroke-color="#000000" draw:fill="none" draw:fill-color="#ffffff" fo:min-height="1.195cm"/>
    </style:style>
    <style:style style:name="gr65" style:family="graphic" style:parent-style-name="Object_20_without_20_fill_5f_4">
      <style:graphic-properties svg:stroke-color="#ed1c24" draw:fill="none" draw:textarea-vertical-align="middle"/>
    </style:style>
    <style:style style:name="gr66" style:family="graphic" style:parent-style-name="Object_20_without_20_fill_5f_3_5f_1">
      <style:graphic-properties draw:marker-end="Arrow" draw:marker-end-width="0.3cm" draw:fill="none" draw:textarea-vertical-align="top"/>
    </style:style>
    <style:style style:name="gr67" style:family="graphic" style:parent-style-name="Default_5f_3_5f_1">
      <style:graphic-properties draw:stroke="none" svg:stroke-color="#000000" draw:fill="none" draw:fill-color="#ffffff" fo:min-height="0.839cm"/>
    </style:style>
    <style:style style:name="gr68" style:family="graphic" style:parent-style-name="Object_20_without_20_fill_5f_4">
      <style:graphic-properties svg:stroke-color="#ed1c24" draw:marker-end="Arrow" draw:marker-end-width="0.3cm" draw:fill="none" draw:textarea-vertical-align="middle"/>
    </style:style>
    <style:style style:name="gr69" style:family="graphic" style:parent-style-name="Object_20_without_20_fill_5f_4">
      <style:graphic-properties draw:stroke="dash" draw:stroke-dash="Fine_20_Dashed" draw:marker-end="" draw:marker-end-width="0.3cm" draw:fill="none" draw:textarea-vertical-align="middle"/>
    </style:style>
    <style:style style:name="gr70" style:family="graphic" style:parent-style-name="Default_5f_1">
      <style:graphic-properties svg:stroke-color="#000000" draw:fill="none" draw:textarea-vertical-align="middle"/>
    </style:style>
    <style:style style:name="gr71" style:family="graphic" style:parent-style-name="Default_5f_1">
      <style:graphic-properties draw:fill="none" draw:textarea-vertical-align="middle"/>
    </style:style>
    <style:style style:name="gr72" style:family="graphic" style:parent-style-name="Default_5f_1">
      <style:graphic-properties svg:stroke-color="#000000" draw:marker-end="Arrow" draw:marker-end-width="0.3cm" draw:fill="none" draw:textarea-vertical-align="top"/>
    </style:style>
    <style:style style:name="gr73" style:family="graphic" style:parent-style-name="Default_5f_1">
      <style:graphic-properties svg:stroke-color="#000000" draw:marker-end="Arrow" draw:marker-end-width="0.3cm" draw:fill="none" draw:textarea-vertical-align="middle"/>
    </style:style>
    <style:style style:name="gr74" style:family="graphic" style:parent-style-name="Default_5f_1">
      <style:graphic-properties svg:stroke-color="#ed1c24" draw:fill-color="#ed1c24" draw:textarea-vertical-align="middle" draw:auto-grow-height="false" fo:min-height="0.191cm" fo:min-width="0.061cm" draw:shadow="hidden"/>
    </style:style>
    <style:style style:name="gr75" style:family="graphic" style:parent-style-name="Default_5f_1">
      <style:graphic-properties draw:stroke="none" svg:stroke-color="#000000" draw:fill="none" draw:fill-color="#ffffff" fo:min-height="1.195cm"/>
    </style:style>
    <style:style style:name="gr76" style:family="graphic" style:parent-style-name="Default_5f_1">
      <style:graphic-properties svg:stroke-color="#ed1c24" draw:fill="none" draw:textarea-vertical-align="middle"/>
    </style:style>
    <style:style style:name="gr77" style:family="graphic" style:parent-style-name="Default_5f_1">
      <style:graphic-properties svg:stroke-color="#000000" draw:marker-end="Arrow" draw:marker-end-width="0.3cm" draw:fill="none" draw:textarea-vertical-align="middle"/>
    </style:style>
    <style:style style:name="gr78" style:family="graphic" style:parent-style-name="Default_5f_1">
      <style:graphic-properties draw:stroke="none" svg:stroke-color="#000000" draw:fill="none" draw:fill-color="#ffffff" fo:min-height="1.655cm"/>
    </style:style>
    <style:style style:name="gr79" style:family="graphic" style:parent-style-name="Default_5f_1">
      <style:graphic-properties svg:stroke-color="#ce181e" draw:marker-end="Arrow" draw:marker-end-width="0.3cm" draw:fill="none" draw:textarea-vertical-align="top"/>
    </style:style>
    <style:style style:name="gr80" style:family="graphic" style:parent-style-name="Default_5f_1">
      <style:graphic-properties svg:stroke-color="#ce181e" draw:marker-end="Arrow" draw:marker-end-width="0.3cm" draw:fill="none" draw:textarea-vertical-align="middle"/>
    </style:style>
    <style:style style:name="gr81" style:family="graphic" style:parent-style-name="Default_5f_1">
      <style:graphic-properties draw:stroke="none" draw:fill="none" fo:min-height="3.583cm"/>
    </style:style>
    <style:style style:name="gr82" style:family="graphic" style:parent-style-name="Default_5f_2">
      <style:graphic-properties draw:textarea-horizontal-align="justify" draw:textarea-vertical-align="middle" draw:auto-grow-height="false" fo:min-height="1.528cm" fo:min-width="2.167cm"/>
    </style:style>
    <style:style style:name="gr83" style:family="graphic" style:parent-style-name="Default_5f_2">
      <style:graphic-properties svg:stroke-color="#000000" draw:fill="none" draw:textarea-vertical-align="middle"/>
    </style:style>
    <style:style style:name="gr84" style:family="graphic" style:parent-style-name="Default_5f_2">
      <style:graphic-properties draw:fill="none" draw:textarea-vertical-align="middle"/>
    </style:style>
    <style:style style:name="gr85" style:family="graphic" style:parent-style-name="Default_5f_2">
      <style:graphic-properties svg:stroke-color="#000000" draw:marker-end="Arrow" draw:marker-end-width="0.3cm" draw:fill="none" draw:textarea-vertical-align="top"/>
    </style:style>
    <style:style style:name="gr86" style:family="graphic" style:parent-style-name="Default_5f_2">
      <style:graphic-properties svg:stroke-color="#000000" draw:marker-end="Arrow" draw:marker-end-width="0.3cm" draw:fill="none" draw:textarea-vertical-align="middle"/>
    </style:style>
    <style:style style:name="gr87" style:family="graphic" style:parent-style-name="Default_5f_2">
      <style:graphic-properties svg:stroke-color="#ed1c24" draw:fill="none" draw:textarea-vertical-align="middle"/>
    </style:style>
    <style:style style:name="gr88" style:family="graphic" style:parent-style-name="Default_5f_2">
      <style:graphic-properties svg:stroke-color="#000000" draw:marker-end="Arrow" draw:marker-end-width="0.3cm" draw:fill="none" draw:textarea-vertical-align="middle"/>
    </style:style>
    <style:style style:name="gr89" style:family="graphic" style:parent-style-name="Default_5f_2">
      <style:graphic-properties draw:stroke="none" svg:stroke-color="#000000" draw:fill="none" draw:fill-color="#ffffff" fo:min-height="1.655cm"/>
    </style:style>
    <style:style style:name="gr90" style:family="graphic" style:parent-style-name="Default_5f_2">
      <style:graphic-properties draw:stroke="none" svg:stroke-color="#000000" draw:fill="none" draw:fill-color="#ffffff" fo:min-height="0.598cm"/>
    </style:style>
    <style:style style:name="gr91" style:family="graphic" style:parent-style-name="Default_5f_2">
      <style:graphic-properties svg:stroke-color="#ce181e" draw:marker-end="Arrow" draw:marker-end-width="0.3cm" draw:fill="none" draw:textarea-vertical-align="top"/>
    </style:style>
    <style:style style:name="gr92" style:family="graphic" style:parent-style-name="Default_5f_2">
      <style:graphic-properties svg:stroke-color="#ce181e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top="0cm" fo:margin-bottom="0cm" fo:line-height="100%" fo:text-align="center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style:paragraph-properties fo:text-align="center"/>
      <style:text-properties fo:font-size="22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16" style:family="paragraph">
      <loext:graphic-properties draw:fill="none" draw:fill-color="#ffffff"/>
      <style:text-properties fo:color="#ce181e" fo:font-size="18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fo:color="#ce181e" fo:font-size="18p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start"/>
    </style:style>
    <style:style style:name="P23" style:family="paragraph">
      <loext:graphic-properties draw:fill="none" draw:fill-color="#ffffff"/>
      <style:text-properties fo:color="#ce181e"/>
    </style:style>
    <style:style style:name="P24" style:family="paragraph">
      <loext:graphic-properties draw:fill="none" draw:fill-color="#ffffff"/>
      <style:paragraph-properties fo:text-align="end"/>
    </style:style>
    <style:style style:name="P25" style:family="paragraph">
      <loext:graphic-properties draw:fill="none"/>
      <style:paragraph-properties fo:text-align="start"/>
      <style:text-properties fo:color="#ce181e"/>
    </style:style>
    <style:style style:name="P26" style:family="paragraph">
      <loext:graphic-properties draw:fill="none"/>
      <style:paragraph-properties fo:text-align="center"/>
      <style:text-properties fo:color="#ce181e"/>
    </style:style>
    <style:style style:name="P27" style:family="paragraph">
      <loext:graphic-properties draw:fill="none" draw:fill-color="#ffffff"/>
      <style:paragraph-properties fo:text-align="end"/>
      <style:text-properties fo:color="#ce181e"/>
    </style:style>
    <style:style style:name="P28" style:family="paragraph">
      <loext:graphic-properties draw:fill="none"/>
      <style:paragraph-properties fo:text-align="star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text-align="center"/>
      <style:text-properties style:font-name="Liberation Sans1" fo:font-size="18pt"/>
    </style:style>
    <style:style style:name="P32" style:family="paragraph">
      <loext:graphic-properties draw:fill="none"/>
      <style:paragraph-properties fo:text-align="center"/>
      <style:text-properties style:font-name="Liberation Sans1" fo:font-size="18pt"/>
    </style:style>
    <style:style style:name="P33" style:family="paragraph">
      <loext:graphic-properties draw:fill-color="#ed1c24"/>
      <style:paragraph-properties fo:text-align="center"/>
      <style:text-properties style:font-name="Liberation Sans1" fo:font-size="18pt"/>
    </style:style>
    <style:style style:name="P34" style:family="paragraph">
      <loext:graphic-properties draw:fill="none" draw:fill-color="#ffffff"/>
      <style:text-properties style:font-name="Liberation Sans1" fo:font-size="18pt"/>
    </style:style>
    <style:style style:name="P35" style:family="paragraph">
      <loext:graphic-properties draw:fill="none"/>
      <style:paragraph-properties fo:margin-top="0cm" fo:margin-bottom="0cm" fo:line-height="100%" fo:text-align="center"/>
      <style:text-properties style:font-name="Liberation Sans1" fo:font-size="18pt"/>
    </style:style>
    <style:style style:name="P36" style:family="paragraph">
      <loext:graphic-properties draw:fill="none" draw:fill-color="#ffffff"/>
      <style:paragraph-properties fo:text-align="center"/>
      <style:text-properties style:font-name="Liberation Sans1" fo:font-size="22pt" style:font-size-asian="22pt" style:font-size-complex="22pt"/>
    </style:style>
    <style:style style:name="P37" style:family="paragraph">
      <loext:graphic-properties draw:fill="none"/>
      <style:paragraph-properties fo:margin-top="0cm" fo:margin-bottom="0cm" fo:line-height="100%" fo:text-align="start"/>
      <style:text-properties style:font-name="Liberation Sans1" fo:font-size="18pt"/>
    </style:style>
    <style:style style:name="P38" style:family="paragraph">
      <loext:graphic-properties draw:fill="none"/>
    </style:style>
    <style:style style:name="T1" style:family="text">
      <style:text-properties fo:font-size="22pt"/>
    </style:style>
    <style:style style:name="T2" style:family="text">
      <style:text-properties fo:font-size="18pt"/>
    </style:style>
    <style:style style:name="T3" style:family="text">
      <style:text-properties fo:color="#ce181e" fo:font-size="18pt"/>
    </style:style>
    <style:style style:name="T4" style:family="text">
      <style:text-properties fo:color="#ce181e"/>
    </style:style>
    <style:style style:name="T5" style:family="text">
      <style:text-properties style:font-name="Liberation Sans1" fo:font-size="18pt"/>
    </style:style>
    <style:style style:name="T6" style:family="text">
      <style:text-properties style:font-name="Liberation Sans1" fo:font-size="22pt" style:font-size-asian="22pt" style:font-size-complex="22pt"/>
    </style:style>
    <style:style style:name="T7" style:family="text">
      <style:text-properties fo:color="#ce181e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778cm" svg:x="3.667cm" svg:y="3.79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778cm" svg:x="9.255cm" svg:y="3.79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778cm" svg:x="14.97cm" svg:y="3.76cm">
          <text:p text:style-name="P1">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652cm" svg:y1="5.572cm" svg:x2="10.652cm" svg:y2="25.765cm">
          <text:p/>
        </draw:line>
        <draw:line draw:style-name="gr2" draw:text-style-name="P2" draw:layer="layout" svg:x1="4.937cm" svg:y1="5.573cm" svg:x2="4.937cm" svg:y2="25.766cm">
          <text:p/>
        </draw:line>
        <draw:line draw:style-name="gr2" draw:text-style-name="P2" draw:layer="layout" svg:x1="16.367cm" svg:y1="5.572cm" svg:x2="16.367cm" svg:y2="25.765cm">
          <text:p/>
        </draw:line>
        <draw:line draw:style-name="gr3" draw:text-style-name="P4" draw:layer="layout" svg:x1="4.937cm" svg:y1="6.461cm" svg:x2="10.652cm" svg:y2="7.858cm">
          <text:p text:style-name="P3">Enter as </text:p>
          <text:p text:style-name="P3">Predecessor</text:p>
        </draw:line>
        <draw:line draw:style-name="gr3" draw:text-style-name="P4" draw:layer="layout" svg:x1="10.652cm" svg:y1="8.493cm" svg:x2="16.367cm" svg:y2="9.89cm">
          <text:p text:style-name="P3">Update</text:p>
          <text:p text:style-name="P3">Successor</text:p>
        </draw:line>
        <draw:line draw:style-name="gr4" draw:text-style-name="P2" draw:layer="layout" svg:x1="16.367cm" svg:y1="11.414cm" svg:x2="10.652cm" svg:y2="13.319cm">
          <text:p/>
        </draw:line>
        <draw:frame draw:style-name="gr5" draw:text-style-name="P5" draw:layer="layout" svg:width="2.032cm" svg:height="0.848cm" draw:transform="rotate (0.355523568631245) translate (12.557cm 11.889cm)">
          <draw:text-box>
            <text:p>ACK</text:p>
          </draw:text-box>
        </draw:frame>
        <draw:line draw:style-name="gr6" draw:text-style-name="P2" draw:layer="layout" svg:x1="10.652cm" svg:y1="14.462cm" svg:x2="4.937cm" svg:y2="16.367cm">
          <text:p/>
        </draw:line>
        <draw:frame draw:style-name="gr7" draw:text-style-name="P5" draw:layer="layout" svg:width="3.175cm" svg:height="0.889cm" draw:transform="rotate (0.369311669722) translate (6.203cm 15.136cm)">
          <draw:text-box>
            <text:p>ACK</text:p>
          </draw:text-box>
        </draw:frame>
        <draw:frame draw:style-name="gr8" draw:text-style-name="P6" draw:layer="layout" svg:width="10.922cm" svg:height="1.905cm" svg:x="5.318cm" svg:y="1.508cm">
          <draw:text-box>
            <text:p text:style-name="P1"><text:span text:style-name="T1">ENTRATA NELLA RETE</text:span></text:p>
          </draw:text-box>
        </draw:frame>
      </draw:page>
      <draw:page draw:name="page2" draw:style-name="dp1" draw:master-page-name="Default">
        <draw:custom-shape draw:style-name="gr9" draw:text-style-name="P7" draw:layer="layout" svg:width="2.667cm" svg:height="1.778cm" svg:x="3.667cm" svg:y="3.79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1.778cm" svg:x="9.255cm" svg:y="3.79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667cm" svg:height="1.778cm" svg:x="14.97cm" svg:y="3.76cm">
          <text:p text:style-name="P7">A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652cm" svg:y1="5.572cm" svg:x2="10.652cm" svg:y2="25.765cm">
          <text:p/>
        </draw:line>
        <draw:line draw:style-name="gr10" draw:text-style-name="P2" draw:layer="layout" svg:x1="4.937cm" svg:y1="5.573cm" svg:x2="4.937cm" svg:y2="25.766cm">
          <text:p/>
        </draw:line>
        <draw:line draw:style-name="gr10" draw:text-style-name="P2" draw:layer="layout" svg:x1="16.367cm" svg:y1="5.572cm" svg:x2="16.367cm" svg:y2="25.765cm">
          <text:p/>
        </draw:line>
        <draw:line draw:style-name="gr11" draw:text-style-name="P9" draw:layer="layout" svg:x1="4.937cm" svg:y1="6.461cm" svg:x2="10.652cm" svg:y2="7.858cm">
          <text:p text:style-name="P8">Enter as </text:p>
          <text:p text:style-name="P8">Predecessor</text:p>
        </draw:line>
        <draw:line draw:style-name="gr11" draw:text-style-name="P9" draw:layer="layout" svg:x1="10.652cm" svg:y1="8.62cm" svg:x2="16.367cm" svg:y2="10.017cm">
          <text:p text:style-name="P8">Update</text:p>
          <text:p text:style-name="P8">Successor</text:p>
        </draw:line>
        <draw:line draw:style-name="gr12" draw:text-style-name="P2" draw:layer="layout" svg:x1="16.367cm" svg:y1="11.541cm" svg:x2="10.652cm" svg:y2="13.446cm">
          <text:p/>
        </draw:line>
        <draw:frame draw:style-name="gr13" draw:text-style-name="P11" draw:layer="layout" svg:width="2.032cm" svg:height="0.848cm" draw:transform="rotate (0.355523568631245) translate (12.557cm 12.016cm)">
          <draw:text-box>
            <text:p text:style-name="P10">ACK</text:p>
          </draw:text-box>
        </draw:frame>
        <draw:line draw:style-name="gr14" draw:text-style-name="P2" draw:layer="layout" svg:x1="10.652cm" svg:y1="14.589cm" svg:x2="4.937cm" svg:y2="16.494cm">
          <text:p/>
        </draw:line>
        <draw:frame draw:style-name="gr15" draw:text-style-name="P11" draw:layer="layout" svg:width="3.175cm" svg:height="0.889cm" draw:transform="rotate (0.369311669722) translate (6.203cm 15.263cm)">
          <draw:text-box>
            <text:p text:style-name="P10">ACK</text:p>
          </draw:text-box>
        </draw:frame>
        <draw:custom-shape draw:style-name="gr16" draw:text-style-name="P12" draw:layer="layout" svg:width="2.286cm" svg:height="1.397cm" svg:x="10.779cm" svg:y="6.46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7" draw:text-style-name="P11" draw:layer="layout" svg:width="3.81cm" svg:height="1.445cm" svg:x="12.049cm" svg:y="5.179cm">
          <draw:text-box>
            <text:p text:style-name="P10">QUIT</text:p>
            <text:p text:style-name="P10">command</text:p>
          </draw:text-box>
        </draw:frame>
        <draw:line draw:style-name="gr18" draw:text-style-name="P2" draw:layer="layout" svg:x1="10.017cm" svg:y1="20.256cm" svg:x2="11.241cm" svg:y2="20.256cm">
          <text:p/>
        </draw:line>
        <draw:frame draw:style-name="gr17" draw:text-style-name="P11" draw:layer="layout" svg:width="4.191cm" svg:height="1.445cm" svg:x="11.114cm" svg:y="19.621cm">
          <draw:text-box>
            <text:p text:style-name="P10">Start Quitting</text:p>
          </draw:text-box>
        </draw:frame>
        <draw:frame draw:style-name="gr8" draw:text-style-name="P6" draw:layer="layout" svg:width="10.922cm" svg:height="1.905cm" svg:x="5.318cm" svg:y="1.509cm">
          <draw:text-box>
            <text:p text:style-name="P13"><text:span text:style-name="T1">QUIT DEL NODO TARGET</text:span></text:p>
            <text:p text:style-name="P13"><text:span text:style-name="T1">Precedenza entrata</text:span></text:p>
          </draw:text-box>
        </draw:frame>
      </draw:page>
      <draw:page draw:name="page3" draw:style-name="dp1" draw:master-page-name="Default">
        <draw:custom-shape draw:style-name="gr19" draw:text-style-name="P1" draw:layer="layout" svg:width="2.667cm" svg:height="1.778cm" svg:x="3.667cm" svg:y="3.79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67cm" svg:height="1.778cm" svg:x="9.255cm" svg:y="3.79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667cm" svg:height="1.778cm" svg:x="14.97cm" svg:y="3.76cm">
          <text:p text:style-name="P1">A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0.652cm" svg:y1="5.572cm" svg:x2="10.652cm" svg:y2="25.765cm">
          <text:p/>
        </draw:line>
        <draw:line draw:style-name="gr20" draw:text-style-name="P2" draw:layer="layout" svg:x1="4.937cm" svg:y1="5.573cm" svg:x2="4.937cm" svg:y2="25.766cm">
          <text:p/>
        </draw:line>
        <draw:line draw:style-name="gr20" draw:text-style-name="P2" draw:layer="layout" svg:x1="16.367cm" svg:y1="5.572cm" svg:x2="16.367cm" svg:y2="25.765cm">
          <text:p/>
        </draw:line>
        <draw:line draw:style-name="gr21" draw:text-style-name="P4" draw:layer="layout" svg:x1="4.937cm" svg:y1="6.461cm" svg:x2="10.652cm" svg:y2="7.858cm">
          <text:p text:style-name="P3">Enter as </text:p>
          <text:p text:style-name="P3">Predecessor</text:p>
        </draw:line>
        <draw:line draw:style-name="gr22" draw:text-style-name="P2" draw:layer="layout" svg:x1="10.652cm" svg:y1="7.985cm" svg:x2="4.937cm" svg:y2="9.89cm">
          <text:p/>
        </draw:line>
        <draw:frame draw:style-name="gr23" draw:text-style-name="P5" draw:layer="layout" svg:width="3.175cm" svg:height="0.889cm" draw:transform="rotate (0.369311669722) translate (6.203cm 8.659cm)">
          <draw:text-box>
            <text:p>NACK</text:p>
          </draw:text-box>
        </draw:frame>
        <draw:custom-shape draw:style-name="gr24" draw:text-style-name="P12" draw:layer="layout" svg:width="2.286cm" svg:height="1.397cm" svg:x="10.779cm" svg:y="6.46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5" draw:text-style-name="P5" draw:layer="layout" svg:width="3.81cm" svg:height="1.445cm" svg:x="12.049cm" svg:y="5.179cm">
          <draw:text-box>
            <text:p>QUIT</text:p>
            <text:p>command</text:p>
          </draw:text-box>
        </draw:frame>
        <draw:line draw:style-name="gr26" draw:text-style-name="P2" draw:layer="layout" svg:x1="10.028cm" svg:y1="8.699cm" svg:x2="11.252cm" svg:y2="8.699cm">
          <text:p/>
        </draw:line>
        <draw:frame draw:style-name="gr25" draw:text-style-name="P5" draw:layer="layout" svg:width="4.191cm" svg:height="1.445cm" svg:x="11.125cm" svg:y="8.064cm">
          <draw:text-box>
            <text:p>Start Quitting</text:p>
          </draw:text-box>
        </draw:frame>
        <draw:frame draw:style-name="gr8" draw:text-style-name="P6" draw:layer="layout" svg:width="10.922cm" svg:height="1.905cm" svg:x="5.318cm" svg:y="1.51cm">
          <draw:text-box>
            <text:p text:style-name="P1"><text:span text:style-name="T1">QUIT DEL NODO TARGET</text:span></text:p>
            <text:p text:style-name="P1"><text:span text:style-name="T1">Precedenza quit</text:span></text:p>
          </draw:text-box>
        </draw:frame>
      </draw:page>
      <draw:page draw:name="page4" draw:style-name="dp1" draw:master-page-name="Default">
        <draw:custom-shape draw:style-name="gr27" draw:text-style-name="P7" draw:layer="layout" svg:width="2.667cm" svg:height="1.778cm" svg:x="2.143cm" svg:y="3.794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667cm" svg:height="1.778cm" svg:x="7.731cm" svg:y="3.79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2.667cm" svg:height="1.778cm" svg:x="13.446cm" svg:y="3.76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9.128cm" svg:y1="5.572cm" svg:x2="9.128cm" svg:y2="25.765cm">
          <text:p/>
        </draw:line>
        <draw:line draw:style-name="gr28" draw:text-style-name="P2" draw:layer="layout" svg:x1="3.413cm" svg:y1="5.573cm" svg:x2="3.413cm" svg:y2="25.766cm">
          <text:p/>
        </draw:line>
        <draw:line draw:style-name="gr28" draw:text-style-name="P2" draw:layer="layout" svg:x1="14.843cm" svg:y1="5.572cm" svg:x2="14.843cm" svg:y2="25.765cm">
          <text:p/>
        </draw:line>
        <draw:line draw:style-name="gr29" draw:text-style-name="P9" draw:layer="layout" svg:x1="3.413cm" svg:y1="6.461cm" svg:x2="9.128cm" svg:y2="7.858cm">
          <text:p text:style-name="P3"><text:span text:style-name="T2">Enter as </text:span></text:p>
          <text:p text:style-name="P3"><text:span text:style-name="T2">Predecessor</text:span></text:p>
        </draw:line>
        <draw:line draw:style-name="gr29" draw:text-style-name="P15" draw:layer="layout" svg:x1="9.128cm" svg:y1="9.001cm" svg:x2="14.843cm" svg:y2="12.176cm">
          <text:p text:style-name="P14"><text:span text:style-name="T2">Up Succ</text:span></text:p>
          <text:p text:style-name="P14"><text:span text:style-name="T2"/></text:p>
        </draw:line>
        <draw:line draw:style-name="gr30" draw:text-style-name="P2" draw:layer="layout" svg:x1="14.843cm" svg:y1="10.249cm" svg:x2="9.128cm" svg:y2="12.154cm">
          <text:p/>
        </draw:line>
        <draw:frame draw:style-name="gr31" draw:text-style-name="P16" draw:layer="layout" svg:width="1.974cm" svg:height="0.848cm" draw:transform="rotate (0.330216294477327) translate (12.811cm 10.149cm)">
          <draw:text-box>
            <text:p><text:span text:style-name="T3">Quit</text:span></text:p>
          </draw:text-box>
        </draw:frame>
        <draw:custom-shape draw:style-name="gr32" draw:text-style-name="P12" draw:layer="layout" svg:width="2.286cm" svg:height="1.397cm" svg:x="14.843cm" svg:y="7.2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3" draw:text-style-name="P11" draw:layer="layout" svg:width="3.81cm" svg:height="1.445cm" svg:x="16.113cm" svg:y="5.941cm">
          <draw:text-box>
            <text:p><text:span text:style-name="T2">QUIT</text:span></text:p>
            <text:p><text:span text:style-name="T2">command</text:span></text:p>
          </draw:text-box>
        </draw:frame>
        <draw:line draw:style-name="gr34" draw:text-style-name="P2" draw:layer="layout" svg:x1="14.208cm" svg:y1="9.509cm" svg:x2="15.432cm" svg:y2="9.509cm">
          <text:p/>
        </draw:line>
        <draw:frame draw:style-name="gr33" draw:text-style-name="P11" draw:layer="layout" svg:width="4.191cm" svg:height="1.445cm" svg:x="15.305cm" svg:y="8.874cm">
          <draw:text-box>
            <text:p><text:span text:style-name="T2">Start Quitting</text:span></text:p>
          </draw:text-box>
        </draw:frame>
        <draw:line draw:style-name="gr35" draw:text-style-name="P2" draw:layer="layout" svg:x1="9.128cm" svg:y1="12.176cm" svg:x2="14.843cm" svg:y2="12.176cm">
          <text:p/>
        </draw:line>
        <draw:line draw:style-name="gr36" draw:text-style-name="P2" draw:layer="layout" svg:x1="14.843cm" svg:y1="12.684cm" svg:x2="9.128cm" svg:y2="14.716cm">
          <text:p/>
        </draw:line>
        <draw:frame draw:style-name="gr37" draw:text-style-name="P18" draw:layer="layout" svg:width="4.107cm" svg:height="3.236cm" draw:transform="rotate (0.330216294477327) translate (10.525cm 13.433cm)">
          <draw:text-box>
            <text:p text:style-name="P17"><text:span text:style-name="T2">ACK</text:span></text:p>
          </draw:text-box>
        </draw:frame>
        <draw:line draw:style-name="gr38" draw:text-style-name="P20" draw:layer="layout" svg:x1="9.128cm" svg:y1="12.684cm" svg:x2="14.843cm" svg:y2="14.716cm">
          <text:p text:style-name="P19"><text:span text:style-name="T3">NACK</text:span></text:p>
          <text:p text:style-name="P19"><text:span text:style-name="T3"/></text:p>
        </draw:line>
        <draw:line draw:style-name="gr39" draw:text-style-name="P2" draw:layer="layout" svg:x1="9.128cm" svg:y1="15.837cm" svg:x2="3.413cm" svg:y2="17.742cm">
          <text:p/>
        </draw:line>
        <draw:frame draw:style-name="gr40" draw:text-style-name="P11" draw:layer="layout" svg:width="2.032cm" svg:height="0.848cm" draw:transform="rotate (0.355523568631245) translate (5.318cm 16.312cm)">
          <draw:text-box>
            <text:p><text:span text:style-name="T2">ACK</text:span></text:p>
          </draw:text-box>
        </draw:frame>
        <draw:frame draw:style-name="gr41" draw:text-style-name="P21" draw:layer="layout" svg:width="4.953cm" svg:height="4.445cm" svg:x="15.351cm" svg:y="12.557cm">
          <draw:text-box>
            <text:p text:style-name="P19"><text:span text:style-name="T2">Con questo messaggio A Rimanda Quit al suo nuovo SUCCESSORE</text:span></text:p>
          </draw:text-box>
        </draw:frame>
        <draw:line draw:style-name="gr42" draw:text-style-name="P2" draw:layer="layout" svg:x1="15.351cm" svg:y1="14.716cm" svg:x2="14.843cm" svg:y2="14.716cm">
          <text:p/>
        </draw:line>
        <draw:line draw:style-name="gr30" draw:text-style-name="P2" draw:layer="layout" svg:x1="14.843cm" svg:y1="14.716cm" svg:x2="3.413cm" svg:y2="19.161cm">
          <text:p/>
        </draw:line>
        <draw:frame draw:style-name="gr31" draw:text-style-name="P16" draw:layer="layout" svg:width="1.974cm" svg:height="0.848cm" draw:transform="rotate (0.362504885639222) translate (11.211cm 15.223cm)">
          <draw:text-box>
            <text:p><text:span text:style-name="T3">Quit</text:span></text:p>
          </draw:text-box>
        </draw:frame>
        <draw:frame draw:style-name="gr43" draw:text-style-name="P6" draw:layer="layout" svg:width="17.78cm" svg:height="2.435cm" svg:x="1.889cm" svg:y="1.512cm">
          <draw:text-box>
            <text:p text:style-name="P1"><text:span text:style-name="T1">QUIT DEL PRED DEL NODO TARGET</text:span></text:p>
            <text:p text:style-name="P1"><text:span text:style-name="T1">Precedenza entrata</text:span></text:p>
          </draw:text-box>
        </draw:frame>
      </draw:page>
      <draw:page draw:name="page5" draw:style-name="dp1" draw:master-page-name="Default">
        <draw:custom-shape draw:style-name="gr44" draw:text-style-name="P1" draw:layer="layout" svg:width="2.667cm" svg:height="1.778cm" svg:x="2.143cm" svg:y="3.794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667cm" svg:height="1.778cm" svg:x="7.731cm" svg:y="3.79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2.667cm" svg:height="1.778cm" svg:x="13.446cm" svg:y="3.76cm">
          <text:p text:style-name="P1">A</text:p>
          <draw:enhanced-geometry svg:viewBox="0 0 21600 21600" draw:type="rectangle" draw:enhanced-path="M 0 0 L 21600 0 21600 21600 0 21600 0 0 Z N"/>
        </draw:custom-shape>
        <draw:line draw:style-name="gr45" draw:text-style-name="P2" draw:layer="layout" svg:x1="9.128cm" svg:y1="5.572cm" svg:x2="9.128cm" svg:y2="25.765cm">
          <text:p/>
        </draw:line>
        <draw:line draw:style-name="gr45" draw:text-style-name="P2" draw:layer="layout" svg:x1="3.413cm" svg:y1="5.573cm" svg:x2="3.413cm" svg:y2="25.766cm">
          <text:p/>
        </draw:line>
        <draw:line draw:style-name="gr45" draw:text-style-name="P2" draw:layer="layout" svg:x1="14.843cm" svg:y1="5.572cm" svg:x2="14.843cm" svg:y2="25.765cm">
          <text:p/>
        </draw:line>
        <draw:line draw:style-name="gr46" draw:text-style-name="P4" draw:layer="layout" svg:x1="3.413cm" svg:y1="6.461cm" svg:x2="9.128cm" svg:y2="7.858cm">
          <text:p text:style-name="P3">Enter as </text:p>
          <text:p text:style-name="P3">Predecessor</text:p>
        </draw:line>
        <draw:line draw:style-name="gr46" draw:text-style-name="P22" draw:layer="layout" svg:x1="9.128cm" svg:y1="9.001cm" svg:x2="14.843cm" svg:y2="12.176cm">
          <text:p text:style-name="P14">Up Succ</text:p>
          <text:p text:style-name="P14"/>
        </draw:line>
        <draw:line draw:style-name="gr47" draw:text-style-name="P2" draw:layer="layout" svg:x1="14.843cm" svg:y1="10.249cm" svg:x2="9.128cm" svg:y2="12.154cm">
          <text:p/>
        </draw:line>
        <draw:frame draw:style-name="gr48" draw:text-style-name="P23" draw:layer="layout" svg:width="1.974cm" svg:height="0.848cm" draw:transform="rotate (0.330216294477327) translate (12.811cm 10.149cm)">
          <draw:text-box>
            <text:p><text:span text:style-name="T4">Quit</text:span></text:p>
          </draw:text-box>
        </draw:frame>
        <draw:custom-shape draw:style-name="gr16" draw:text-style-name="P12" draw:layer="layout" svg:width="2.286cm" svg:height="1.397cm" svg:x="14.843cm" svg:y="7.2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7" draw:text-style-name="P5" draw:layer="layout" svg:width="3.81cm" svg:height="1.445cm" svg:x="16.113cm" svg:y="5.941cm">
          <draw:text-box>
            <text:p>QUIT</text:p>
            <text:p>command</text:p>
          </draw:text-box>
        </draw:frame>
        <draw:line draw:style-name="gr18" draw:text-style-name="P2" draw:layer="layout" svg:x1="14.208cm" svg:y1="9.509cm" svg:x2="15.432cm" svg:y2="9.509cm">
          <text:p/>
        </draw:line>
        <draw:frame draw:style-name="gr17" draw:text-style-name="P5" draw:layer="layout" svg:width="4.191cm" svg:height="1.445cm" svg:x="15.305cm" svg:y="8.874cm">
          <draw:text-box>
            <text:p>Start Quitting</text:p>
          </draw:text-box>
        </draw:frame>
        <draw:line draw:style-name="gr49" draw:text-style-name="P2" draw:layer="layout" svg:x1="9.128cm" svg:y1="12.176cm" svg:x2="14.843cm" svg:y2="12.176cm">
          <text:p/>
        </draw:line>
        <draw:line draw:style-name="gr50" draw:text-style-name="P2" draw:layer="layout" svg:x1="14.843cm" svg:y1="12.684cm" svg:x2="9.128cm" svg:y2="14.716cm">
          <text:p/>
        </draw:line>
        <draw:frame draw:style-name="gr51" draw:text-style-name="P24" draw:layer="layout" svg:width="4.107cm" svg:height="3.236cm" draw:transform="rotate (0.330216294477327) translate (10.525cm 13.433cm)">
          <draw:text-box>
            <text:p text:style-name="P17">NACK</text:p>
          </draw:text-box>
        </draw:frame>
        <draw:line draw:style-name="gr52" draw:text-style-name="P25" draw:layer="layout" svg:x1="9.128cm" svg:y1="12.684cm" svg:x2="14.843cm" svg:y2="14.716cm">
          <text:p text:style-name="P19"><text:span text:style-name="T4">ACK</text:span></text:p>
          <text:p text:style-name="P19"><text:span text:style-name="T4"/></text:p>
        </draw:line>
        <draw:line draw:style-name="gr53" draw:text-style-name="P26" draw:layer="layout" svg:x1="14.808cm" svg:y1="14.97cm" svg:x2="9.093cm" svg:y2="17.002cm">
          <text:p/>
        </draw:line>
        <draw:frame draw:style-name="gr54" draw:text-style-name="P27" draw:layer="layout" svg:width="4.936cm" svg:height="2.639cm" draw:transform="rotate (0.330216294477327) translate (9.705cm 15.988cm)">
          <draw:text-box>
            <text:p text:style-name="P17"><text:span text:style-name="T4">Complete</text:span></text:p>
            <text:p text:style-name="P17"><text:span text:style-name="T4"/></text:p>
            <text:p text:style-name="P17"><text:span text:style-name="T4"/></text:p>
          </draw:text-box>
        </draw:frame>
        <draw:line draw:style-name="gr55" draw:text-style-name="P28" draw:layer="layout" svg:x1="9.128cm" svg:y1="18.272cm" svg:x2="17.891cm" svg:y2="20.05cm">
          <text:p text:style-name="P19">Up Succ</text:p>
          <text:p text:style-name="P19"/>
        </draw:line>
        <draw:frame draw:style-name="gr56" draw:text-style-name="P29" draw:layer="layout" svg:width="5.842cm" svg:height="4.445cm" svg:x="3.286cm" svg:y="12.938cm">
          <draw:text-box>
            <text:p text:style-name="P17">Con questo messaggio C aspetta che il suo PREDECESSORE venga aggiornato</text:p>
          </draw:text-box>
        </draw:frame>
        <draw:line draw:style-name="gr2" draw:text-style-name="P2" draw:layer="layout" svg:x1="9.128cm" svg:y1="14.716cm" svg:x2="8.62cm" svg:y2="14.716cm">
          <text:p/>
        </draw:line>
        <draw:line draw:style-name="gr2" draw:text-style-name="P2" draw:layer="layout" svg:x1="9.128cm" svg:y1="18.272cm" svg:x2="8.62cm" svg:y2="18.272cm">
          <text:p/>
        </draw:line>
        <draw:frame draw:style-name="gr57" draw:text-style-name="P24" draw:layer="layout" svg:width="3.429cm" svg:height="2.794cm" svg:x="5.318cm" svg:y="17.256cm">
          <draw:text-box>
            <text:p text:style-name="P17">Contatta il suo nuovo PRED</text:p>
          </draw:text-box>
        </draw:frame>
        <draw:frame draw:style-name="gr43" draw:text-style-name="P6" draw:layer="layout" svg:width="17.78cm" svg:height="2.435cm" svg:x="1.889cm" svg:y="1.511cm">
          <draw:text-box>
            <text:p text:style-name="P1"><text:span text:style-name="T1">QUIT DEL PRED DEL NODO TARGET</text:span></text:p>
            <text:p text:style-name="P1"><text:span text:style-name="T1">Precedenza quit</text:span></text:p>
          </draw:text-box>
        </draw:frame>
      </draw:page>
      <draw:page draw:name="page6" draw:style-name="dp1" draw:master-page-name="Default">
        <draw:custom-shape draw:style-name="gr58" draw:text-style-name="P7" draw:layer="layout" svg:width="2.667cm" svg:height="1.778cm" svg:x="2.143cm" svg:y="3.794cm">
          <text:p text:style-name="P1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2.667cm" svg:height="1.778cm" svg:x="7.731cm" svg:y="3.794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2.667cm" svg:height="1.778cm" svg:x="13.446cm" svg:y="3.76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line draw:style-name="gr59" draw:text-style-name="P2" draw:layer="layout" svg:x1="9.128cm" svg:y1="5.572cm" svg:x2="9.128cm" svg:y2="25.765cm">
          <text:p/>
        </draw:line>
        <draw:line draw:style-name="gr59" draw:text-style-name="P2" draw:layer="layout" svg:x1="3.413cm" svg:y1="5.573cm" svg:x2="3.413cm" svg:y2="25.766cm">
          <text:p/>
        </draw:line>
        <draw:line draw:style-name="gr59" draw:text-style-name="P2" draw:layer="layout" svg:x1="14.843cm" svg:y1="5.572cm" svg:x2="14.843cm" svg:y2="25.765cm">
          <text:p/>
        </draw:line>
        <draw:line draw:style-name="gr60" draw:text-style-name="P9" draw:layer="layout" svg:x1="3.413cm" svg:y1="6.461cm" svg:x2="9.128cm" svg:y2="7.858cm">
          <text:p text:style-name="P3"><text:span text:style-name="T2">Enter as </text:span></text:p>
          <text:p text:style-name="P3"><text:span text:style-name="T2">Predecessor</text:span></text:p>
        </draw:line>
        <draw:line draw:style-name="gr60" draw:text-style-name="P15" draw:layer="layout" svg:x1="9.128cm" svg:y1="9.001cm" svg:x2="14.843cm" svg:y2="12.176cm">
          <text:p text:style-name="P14"><text:span text:style-name="T2">Up Succ</text:span></text:p>
          <text:p text:style-name="P14"><text:span text:style-name="T2"/></text:p>
        </draw:line>
        <draw:line draw:style-name="gr61" draw:text-style-name="P2" draw:layer="layout" svg:x1="14.843cm" svg:y1="10.249cm" svg:x2="9.128cm" svg:y2="12.154cm">
          <text:p/>
        </draw:line>
        <draw:frame draw:style-name="gr62" draw:text-style-name="P16" draw:layer="layout" svg:width="1.974cm" svg:height="0.848cm" draw:transform="rotate (0.330216294477327) translate (12.811cm 10.149cm)">
          <draw:text-box>
            <text:p><text:span text:style-name="T3">Quit</text:span></text:p>
          </draw:text-box>
        </draw:frame>
        <draw:custom-shape draw:style-name="gr63" draw:text-style-name="P12" draw:layer="layout" svg:width="2.286cm" svg:height="1.397cm" svg:x="14.843cm" svg:y="7.22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64" draw:text-style-name="P11" draw:layer="layout" svg:width="3.81cm" svg:height="1.445cm" svg:x="16.113cm" svg:y="5.941cm">
          <draw:text-box>
            <text:p><text:span text:style-name="T2">QUIT</text:span></text:p>
            <text:p><text:span text:style-name="T2">command</text:span></text:p>
          </draw:text-box>
        </draw:frame>
        <draw:line draw:style-name="gr65" draw:text-style-name="P2" draw:layer="layout" svg:x1="14.208cm" svg:y1="9.509cm" svg:x2="15.432cm" svg:y2="9.509cm">
          <text:p/>
        </draw:line>
        <draw:frame draw:style-name="gr64" draw:text-style-name="P11" draw:layer="layout" svg:width="4.191cm" svg:height="1.445cm" svg:x="15.305cm" svg:y="8.874cm">
          <draw:text-box>
            <text:p><text:span text:style-name="T2">Start Quitting</text:span></text:p>
          </draw:text-box>
        </draw:frame>
        <draw:line draw:style-name="gr66" draw:text-style-name="P2" draw:layer="layout" svg:x1="14.843cm" svg:y1="12.684cm" svg:x2="9.128cm" svg:y2="18.145cm">
          <text:p/>
        </draw:line>
        <draw:frame draw:style-name="gr67" draw:text-style-name="P18" draw:layer="layout" svg:width="4.107cm" svg:height="1.089cm" draw:transform="rotate (0.764977811149115) translate (11.16cm 15.147cm)">
          <draw:text-box>
            <text:p text:style-name="P17"><text:span text:style-name="T2">NACK</text:span></text:p>
          </draw:text-box>
        </draw:frame>
        <draw:line draw:style-name="gr68" draw:text-style-name="P20" draw:layer="layout" svg:x1="9.128cm" svg:y1="12.684cm" svg:x2="14.843cm" svg:y2="14.716cm">
          <text:p text:style-name="P19"><text:span text:style-name="T3">ACK</text:span></text:p>
          <text:p text:style-name="P19"><text:span text:style-name="T3"/></text:p>
        </draw:line>
        <draw:line draw:style-name="gr69" draw:text-style-name="P30" draw:layer="layout" svg:x1="9.128cm" svg:y1="18.526cm" svg:x2="17.637cm" svg:y2="20.431cm">
          <text:p text:style-name="P19"><text:span text:style-name="T2">Up Succ</text:span></text:p>
          <text:p text:style-name="P19"><text:span text:style-name="T2"/></text:p>
        </draw:line>
        <draw:frame draw:style-name="gr56" draw:text-style-name="P18" draw:layer="layout" svg:width="4.953cm" svg:height="4.445cm" svg:x="3.794cm" svg:y="16.494cm">
          <draw:text-box>
            <text:p text:style-name="P17"><text:span text:style-name="T2">In questo caso C non aspetta che il PRED venga aggiornato</text:span></text:p>
          </draw:text-box>
        </draw:frame>
        <draw:line draw:style-name="gr2" draw:text-style-name="P2" draw:layer="layout" svg:x1="9.128cm" svg:y1="18.145cm" svg:x2="8.62cm" svg:y2="18.145cm">
          <text:p/>
        </draw:line>
        <draw:line draw:style-name="gr53" draw:text-style-name="P26" draw:layer="layout" svg:x1="14.808cm" svg:y1="14.97cm" svg:x2="9.093cm" svg:y2="17.002cm">
          <text:p/>
        </draw:line>
        <draw:frame draw:style-name="gr54" draw:text-style-name="P27" draw:layer="layout" svg:width="4.936cm" svg:height="2.639cm" draw:transform="rotate (0.330216294477327) translate (9.705cm 15.988cm)">
          <draw:text-box>
            <text:p text:style-name="P17"><text:span text:style-name="T4">Complete</text:span></text:p>
            <text:p text:style-name="P17"><text:span text:style-name="T4"/></text:p>
            <text:p text:style-name="P17"><text:span text:style-name="T4"/></text:p>
          </draw:text-box>
        </draw:frame>
        <draw:line draw:style-name="gr49" draw:text-style-name="P2" draw:layer="layout" svg:x1="9.129cm" svg:y1="12.176cm" svg:x2="14.844cm" svg:y2="12.176cm">
          <text:p/>
        </draw:line>
        <draw:frame draw:style-name="gr43" draw:text-style-name="P6" draw:layer="layout" svg:width="17.78cm" svg:height="2.435cm" svg:x="1.889cm" svg:y="1.512cm">
          <draw:text-box>
            <text:p text:style-name="P1"><text:span text:style-name="T1">QUIT DEL PRED DEL NODO TARGET</text:span></text:p>
            <text:p text:style-name="P1"><text:span text:style-name="T1">Precedenza quit + bad order</text:span></text:p>
          </draw:text-box>
        </draw:frame>
      </draw:page>
      <draw:page draw:name="page7" draw:style-name="dp1" draw:master-page-name="Default">
        <draw:custom-shape draw:style-name="gr9" draw:text-style-name="P31" draw:layer="layout" svg:width="2.667cm" svg:height="1.778cm" svg:x="2.396cm" svg:y="3.793cm">
          <text:p text:style-name="P1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2.667cm" svg:height="1.778cm" svg:x="7.984cm" svg:y="3.793cm">
          <text:p text:style-name="P1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2.667cm" svg:height="1.778cm" svg:x="13.699cm" svg:y="3.759cm">
          <text:p text:style-name="P1"><text:span text:style-name="T5">A</text:span></text:p>
          <draw:enhanced-geometry svg:viewBox="0 0 21600 21600" draw:type="rectangle" draw:enhanced-path="M 0 0 L 21600 0 21600 21600 0 21600 0 0 Z N"/>
        </draw:custom-shape>
        <draw:line draw:style-name="gr70" draw:text-style-name="P32" draw:layer="layout" svg:x1="9.381cm" svg:y1="5.571cm" svg:x2="9.381cm" svg:y2="25.764cm">
          <text:p/>
        </draw:line>
        <draw:line draw:style-name="gr71" draw:text-style-name="P32" draw:layer="layout" svg:x1="3.667cm" svg:y1="5.57cm" svg:x2="3.667cm" svg:y2="25.763cm">
          <text:p/>
        </draw:line>
        <draw:line draw:style-name="gr70" draw:text-style-name="P32" draw:layer="layout" svg:x1="15.096cm" svg:y1="5.571cm" svg:x2="15.096cm" svg:y2="25.764cm">
          <text:p/>
        </draw:line>
        <draw:line draw:style-name="gr72" draw:text-style-name="P32" draw:layer="layout" svg:x1="9.382cm" svg:y1="8.618cm" svg:x2="3.667cm" svg:y2="10.523cm">
          <text:p/>
        </draw:line>
        <draw:line draw:style-name="gr73" draw:text-style-name="P32" draw:layer="layout" svg:x1="15.097cm" svg:y1="11.031cm" svg:x2="9.382cm" svg:y2="13.063cm">
          <text:p/>
        </draw:line>
        <draw:custom-shape draw:style-name="gr74" draw:text-style-name="P33" draw:layer="layout" svg:width="2.286cm" svg:height="1.397cm" svg:x="9.508cm" svg:y="6.4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75" draw:text-style-name="P34" draw:layer="layout" svg:width="3.81cm" svg:height="1.445cm" svg:x="10.778cm" svg:y="5.178cm">
          <draw:text-box>
            <text:p><text:span text:style-name="T5">QUIT</text:span></text:p>
            <text:p><text:span text:style-name="T5">command</text:span></text:p>
          </draw:text-box>
        </draw:frame>
        <draw:line draw:style-name="gr76" draw:text-style-name="P32" draw:layer="layout" svg:x1="8.746cm" svg:y1="8.062cm" svg:x2="9.97cm" svg:y2="8.062cm">
          <text:p/>
        </draw:line>
        <draw:line draw:style-name="gr77" draw:text-style-name="P35" draw:layer="layout" svg:x1="3.667cm" svg:y1="11.031cm" svg:x2="9.382cm" svg:y2="13.063cm">
          <text:p text:style-name="P3"><text:span text:style-name="T5">ACK</text:span></text:p>
          <text:p text:style-name="P3"><text:span text:style-name="T5"/></text:p>
        </draw:line>
        <draw:line draw:style-name="gr77" draw:text-style-name="P35" draw:layer="layout" svg:x1="9.382cm" svg:y1="13.317cm" svg:x2="15.097cm" svg:y2="14.714cm">
          <text:p text:style-name="P3"><text:span text:style-name="T5">Complete</text:span></text:p>
          <text:p text:style-name="P3"><text:span text:style-name="T5"/></text:p>
        </draw:line>
        <draw:frame draw:style-name="gr78" draw:text-style-name="P36" draw:layer="layout" svg:width="19cm" svg:height="1.905cm" svg:x="1cm" svg:y="1.381cm">
          <draw:text-box>
            <text:p text:style-name="P1"><text:span text:style-name="T6">QUIT DALLA RETE</text:span></text:p>
            <text:p text:style-name="P1"><text:span text:style-name="T6">In contemporanea tra vicini</text:span></text:p>
          </draw:text-box>
        </draw:frame>
        <draw:line draw:style-name="gr77" draw:text-style-name="P37" draw:layer="layout" svg:x1="9.382cm" svg:y1="8.618cm" svg:x2="15.097cm" svg:y2="10.523cm">
          <text:p/>
        </draw:line>
        <draw:line draw:style-name="gr72" draw:text-style-name="P32" draw:layer="layout" svg:x1="9.382cm" svg:y1="13.295cm" svg:x2="3.667cm" svg:y2="15.2cm">
          <text:p/>
        </draw:line>
        <draw:frame draw:style-name="gr13" draw:text-style-name="P34" draw:layer="layout" svg:width="3.297cm" svg:height="0.848cm" draw:transform="rotate (0.331612557878923) translate (4.932cm 13.916cm)">
          <draw:text-box>
            <text:p><text:span text:style-name="T5">Complete</text:span></text:p>
          </draw:text-box>
        </draw:frame>
        <draw:line draw:style-name="gr76" draw:text-style-name="P32" draw:layer="layout" svg:x1="8.746cm" svg:y1="14.079cm" svg:x2="9.97cm" svg:y2="14.079cm">
          <text:p/>
        </draw:line>
        <draw:line draw:style-name="gr79" draw:text-style-name="P32" draw:layer="layout" svg:x1="15.097cm" svg:y1="8.872cm" svg:x2="9.382cm" svg:y2="10.777cm">
          <text:p/>
        </draw:line>
        <draw:line draw:style-name="gr80" draw:text-style-name="P35" draw:layer="layout" svg:x1="9.382cm" svg:y1="11.053cm" svg:x2="15.097cm" svg:y2="13.085cm">
          <text:p text:style-name="P3"><text:span text:style-name="T7">NACK</text:span></text:p>
          <text:p text:style-name="P3"><text:span text:style-name="T5"/></text:p>
        </draw:line>
        <draw:line draw:style-name="gr79" draw:text-style-name="P32" draw:layer="layout" svg:x1="15.097cm" svg:y1="14.97cm" svg:x2="3.667cm" svg:y2="18.653cm">
          <text:p/>
        </draw:line>
        <draw:custom-shape draw:style-name="gr74" draw:text-style-name="P33" draw:layer="layout" svg:width="2.286cm" svg:height="1.397cm" svg:x="15.351cm" svg:y="6.47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75" draw:text-style-name="P34" draw:layer="layout" svg:width="3.81cm" svg:height="1.445cm" svg:x="16.621cm" svg:y="5.189cm">
          <draw:text-box>
            <text:p><text:span text:style-name="T5">QUIT</text:span></text:p>
            <text:p><text:span text:style-name="T5">command</text:span></text:p>
          </draw:text-box>
        </draw:frame>
        <draw:line draw:style-name="gr76" draw:text-style-name="P32" draw:layer="layout" svg:x1="14.589cm" svg:y1="8.073cm" svg:x2="15.813cm" svg:y2="8.073cm">
          <text:p/>
        </draw:line>
        <draw:frame draw:style-name="gr81" draw:text-style-name="P38" draw:layer="layout" svg:width="5.969cm" svg:height="3.833cm" svg:x="9.382cm" svg:y="16.875cm">
          <draw:text-box>
            <text:p><text:span text:style-name="T2">Con questo messaggio A Rimanda Quit al suo nuovo PREDECESSORE</text:span></text:p>
          </draw:text-box>
        </draw:frame>
      </draw:page>
      <draw:page draw:name="page8" draw:style-name="dp1" draw:master-page-name="Default">
        <draw:custom-shape draw:style-name="gr82" draw:text-style-name="P31" draw:layer="layout" svg:width="2.667cm" svg:height="1.778cm" svg:x="2.396cm" svg:y="3.793cm">
          <text:p text:style-name="P1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82" draw:text-style-name="P31" draw:layer="layout" svg:width="2.667cm" svg:height="1.778cm" svg:x="7.984cm" svg:y="3.793cm">
          <text:p text:style-name="P1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82" draw:text-style-name="P31" draw:layer="layout" svg:width="2.667cm" svg:height="1.778cm" svg:x="13.699cm" svg:y="3.759cm">
          <text:p text:style-name="P1"><text:span text:style-name="T5">A</text:span></text:p>
          <draw:enhanced-geometry svg:viewBox="0 0 21600 21600" draw:type="rectangle" draw:enhanced-path="M 0 0 L 21600 0 21600 21600 0 21600 0 0 Z N"/>
        </draw:custom-shape>
        <draw:line draw:style-name="gr83" draw:text-style-name="P32" draw:layer="layout" svg:x1="9.381cm" svg:y1="5.571cm" svg:x2="9.381cm" svg:y2="25.764cm">
          <text:p/>
        </draw:line>
        <draw:line draw:style-name="gr84" draw:text-style-name="P32" draw:layer="layout" svg:x1="3.667cm" svg:y1="5.57cm" svg:x2="3.667cm" svg:y2="25.763cm">
          <text:p/>
        </draw:line>
        <draw:line draw:style-name="gr83" draw:text-style-name="P32" draw:layer="layout" svg:x1="15.096cm" svg:y1="5.571cm" svg:x2="15.096cm" svg:y2="25.764cm">
          <text:p/>
        </draw:line>
        <draw:line draw:style-name="gr85" draw:text-style-name="P32" draw:layer="layout" svg:x1="9.382cm" svg:y1="8.618cm" svg:x2="3.667cm" svg:y2="10.523cm">
          <text:p/>
        </draw:line>
        <draw:line draw:style-name="gr86" draw:text-style-name="P32" draw:layer="layout" svg:x1="15.097cm" svg:y1="11.031cm" svg:x2="9.382cm" svg:y2="13.063cm">
          <text:p/>
        </draw:line>
        <draw:custom-shape draw:style-name="gr24" draw:text-style-name="P33" draw:layer="layout" svg:width="2.286cm" svg:height="1.397cm" svg:x="9.508cm" svg:y="6.4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5" draw:text-style-name="P34" draw:layer="layout" svg:width="3.81cm" svg:height="1.445cm" svg:x="10.778cm" svg:y="5.178cm">
          <draw:text-box>
            <text:p><text:span text:style-name="T5">QUIT</text:span></text:p>
            <text:p><text:span text:style-name="T5">command</text:span></text:p>
          </draw:text-box>
        </draw:frame>
        <draw:line draw:style-name="gr87" draw:text-style-name="P32" draw:layer="layout" svg:x1="8.746cm" svg:y1="8.062cm" svg:x2="9.97cm" svg:y2="8.062cm">
          <text:p/>
        </draw:line>
        <draw:line draw:style-name="gr88" draw:text-style-name="P35" draw:layer="layout" svg:x1="3.667cm" svg:y1="11.031cm" svg:x2="9.382cm" svg:y2="13.063cm">
          <text:p text:style-name="P3"><text:span text:style-name="T5">ACK</text:span></text:p>
          <text:p text:style-name="P3"><text:span text:style-name="T5"/></text:p>
        </draw:line>
        <draw:line draw:style-name="gr88" draw:text-style-name="P35" draw:layer="layout" svg:x1="9.382cm" svg:y1="13.317cm" svg:x2="15.097cm" svg:y2="14.714cm">
          <text:p text:style-name="P3"><text:span text:style-name="T5"/></text:p>
          <text:p text:style-name="P3"><text:span text:style-name="T5"/></text:p>
        </draw:line>
        <draw:frame draw:style-name="gr89" draw:text-style-name="P36" draw:layer="layout" svg:width="19cm" svg:height="1.905cm" svg:x="1cm" svg:y="1.381cm">
          <draw:text-box>
            <text:p text:style-name="P1"><text:span text:style-name="T6">QUIT DALLA RETE</text:span></text:p>
            <text:p text:style-name="P1"><text:span text:style-name="T6">In contemporanea tra vicini e delay</text:span></text:p>
          </draw:text-box>
        </draw:frame>
        <draw:line draw:style-name="gr88" draw:text-style-name="P37" draw:layer="layout" svg:x1="9.382cm" svg:y1="8.618cm" svg:x2="15.097cm" svg:y2="10.523cm">
          <text:p/>
        </draw:line>
        <draw:line draw:style-name="gr85" draw:text-style-name="P32" draw:layer="layout" svg:x1="9.382cm" svg:y1="13.295cm" svg:x2="3.667cm" svg:y2="15.2cm">
          <text:p/>
        </draw:line>
        <draw:frame draw:style-name="gr90" draw:text-style-name="P34" draw:layer="layout" svg:width="3.297cm" svg:height="0.848cm" draw:transform="rotate (0.331612557878923) translate (4.932cm 13.916cm)">
          <draw:text-box>
            <text:p><text:span text:style-name="T5">Complete</text:span></text:p>
          </draw:text-box>
        </draw:frame>
        <draw:line draw:style-name="gr87" draw:text-style-name="P32" draw:layer="layout" svg:x1="8.746cm" svg:y1="14.079cm" svg:x2="9.97cm" svg:y2="14.079cm">
          <text:p/>
        </draw:line>
        <draw:line draw:style-name="gr91" draw:text-style-name="P32" draw:layer="layout" svg:x1="15.097cm" svg:y1="8.872cm" svg:x2="9.382cm" svg:y2="10.777cm">
          <text:p/>
        </draw:line>
        <draw:line draw:style-name="gr92" draw:text-style-name="P35" draw:layer="layout" svg:x1="9.382cm" svg:y1="11.053cm" svg:x2="15.097cm" svg:y2="16.24cm">
          <text:p text:style-name="P3"><text:span text:style-name="T7">NACK</text:span></text:p>
          <text:p text:style-name="P3"><text:span text:style-name="T5"/></text:p>
        </draw:line>
        <draw:line draw:style-name="gr91" draw:text-style-name="P32" draw:layer="layout" svg:x1="15.097cm" svg:y1="16.621cm" svg:x2="3.667cm" svg:y2="18.653cm">
          <text:p/>
        </draw:line>
        <draw:custom-shape draw:style-name="gr24" draw:text-style-name="P33" draw:layer="layout" svg:width="2.286cm" svg:height="1.397cm" svg:x="15.351cm" svg:y="6.47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5" draw:text-style-name="P34" draw:layer="layout" svg:width="3.81cm" svg:height="1.445cm" svg:x="16.621cm" svg:y="5.189cm">
          <draw:text-box>
            <text:p><text:span text:style-name="T5">QUIT</text:span></text:p>
            <text:p><text:span text:style-name="T5">command</text:span></text:p>
          </draw:text-box>
        </draw:frame>
        <draw:line draw:style-name="gr87" draw:text-style-name="P32" draw:layer="layout" svg:x1="14.589cm" svg:y1="8.073cm" svg:x2="15.813cm" svg:y2="8.0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3_5f_2" style:display-name="Default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2" style:display-name="Object without fill_3_2" style:family="graphic" style:parent-style-name="Default_5f_3_5f_2">
      <style:graphic-properties svg:stroke-color="#000000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5_5f_1">
      <style:graphic-properties svg:stroke-color="#000000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_5f_1" style:display-name="Object without fill_1_3_1" style:family="graphic" style:parent-style-name="Default_5f_1_5f_3_5f_1">
      <style:graphic-properties svg:stroke-color="#000000" draw:fill="none"/>
    </style:style>
    <style:style style:name="Default_5f_3_5f_2_5f_1" style:display-name="Default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" style:display-name="Default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2_5f_1" style:display-name="Object without fill_3_2_1" style:family="graphic" style:parent-style-name="Default_5f_3_5f_2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8:22:09.704125139</meta:creation-date>
    <dc:date>2019-07-03T22:43:16.121265693</dc:date>
    <meta:editing-duration>P1DT18H25M23S</meta:editing-duration>
    <meta:editing-cycles>4</meta:editing-cycles>
    <meta:generator>LibreOffice/6.0.3.2$Linux_X86_64 LibreOffice_project/00m0$Build-2</meta:generator>
    <meta:document-statistic meta:object-count="168"/>
  </office:meta>
</office:document-meta>
</file>